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end" style:justify-single-word="false"/>
      <style:text-properties officeooo:rsid="0012de1e" officeooo:paragraph-rsid="0012de1e"/>
    </style:style>
    <style:style style:name="P2" style:family="paragraph" style:parent-style-name="Standard">
      <style:paragraph-properties fo:line-height="200%" fo:text-align="start" style:justify-single-word="false"/>
      <style:text-properties officeooo:rsid="0012de1e" officeooo:paragraph-rsid="0012de1e"/>
    </style:style>
    <style:style style:name="P3" style:family="paragraph" style:parent-style-name="Standard">
      <style:paragraph-properties fo:line-height="200%" fo:text-align="start" style:justify-single-word="false"/>
      <style:text-properties officeooo:rsid="00135be5" officeooo:paragraph-rsid="00135be5"/>
    </style:style>
    <style:style style:name="P4" style:family="paragraph" style:parent-style-name="Standard">
      <style:paragraph-properties fo:line-height="200%" fo:text-align="start" style:justify-single-word="false"/>
      <style:text-properties officeooo:rsid="00135be5" officeooo:paragraph-rsid="00135be5"/>
    </style:style>
    <style:style style:name="P5" style:family="paragraph" style:parent-style-name="Standard">
      <style:paragraph-properties fo:line-height="200%" fo:text-align="start" style:justify-single-word="false"/>
      <style:text-properties officeooo:rsid="00178ed5" officeooo:paragraph-rsid="00178ed5"/>
    </style:style>
    <style:style style:name="T1" style:family="text">
      <style:text-properties officeooo:rsid="00135be5"/>
    </style:style>
    <style:style style:name="T2" style:family="text">
      <style:text-properties officeooo:rsid="001406e7"/>
    </style:style>
    <style:style style:name="T3" style:family="text">
      <style:text-properties officeooo:rsid="0015ad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y Miller</text:p>
      <text:p text:style-name="P1">1-15-15</text:p>
      <text:p text:style-name="P1">Lab 1</text:p>
      <text:p text:style-name="P2">1) In order to configure Git and Bitbucket, first an account was needed to be created. This was done by simply linking my 'allegheny.edu' email to the account. These steps included setting up an ssh-key with the ssh-keygen command and a pass phrase through the use of the terminal. Next after getting the courses repository shared with the new user account, the contents of the course's repository were downloaded by using a command “git clone @bitbucket.org:gkapfham/cs112s2015-share.git”. Finally a new local repository was created by copying the content of the course's repository into the newly created local repository by using the commands “git add” and “git commit”. By performing these commands correctly the content of the new local repository was uploaded to the Bitbucket website and shared with the course instructor.</text:p>
      <text:p text:style-name="P2">2) Git Commands</text:p>
      <text:p text:style-name="P2">1) 'git init': this commands creates or reinitializes a local git repository.</text:p>
      <text:p text:style-name="P2">2) 'git status': the purpose of this command is to show the current <text:span text:style-name="T1">working tree status. The output for this command is intended to be a template for the use of a commit template.</text:span></text:p>
      <text:p text:style-name="P3">3) 'git add': this command is used for adding files to a repository.</text:p>
      <text:p text:style-name="P3">4) 'git commit': the purpose of this command is report changes made to a repository. Several additions can be made to this command to even more, such as adding –all, this automatically stages all files that have been modified or changed, but does not affect newly created files.</text:p>
      <text:p text:style-name="P3">5) 'git push': This command updates all remote references and there associated objects.</text:p>
      <text:p text:style-name="P3">6) 'git pull': this command retrieves information from another repository or <text:span text:style-name="T2">local</text:span> branch.</text:p>
      <text:p text:style-name="P3"/>
      <text:p text:style-name="P3"/>
      <text:p text:style-name="P3"/>
      <text:p text:style-name="P3"><text:soft-page-break/><text:tab/><text:span text:style-name="T2">In order to compile and run these or any Java programs, the user first must open up the terminal and navigate to the proper directory where the files are or will be stored in. This can be done by using the 'cd' command to change directories followed by the name of the desired directory. Once in the proper directory the 'javac' command plus the name of the .java file can be used to compile and check the program for any sort of errors that may exist. If compilation of the program is successful, the next step is to use to 'java' command followed by the program's name. This command will cause the output of the program to be run in the terminal screen. </text:span></text:p>
      <text:p text:style-name="P3"><text:tab/><text:span text:style-name="T2">The programs being analyzed in this lab included Hooray.java and Weeee.java, which are both very similar in terms of the content of the code but quite different in terms of the output given once the program is ran. When compiled and ran, Hooray.java produces something referred to as an infinite loop, which is a term describing the situation when a computer continues to produce output continually until the program is manually terminated by being closed or using the 'control+c' short cut. Specifically in this program the output that is infinitely printed to the console is the string “Hooray!”. By analyzing the source code of the this file, it can be deducted that the reason this infinite loop occurs is because the while loop does not end until its input becomes false. This is an obvious issue, because there is no real input or computation within the loop, therefore there is not data or statements to become false and effectively end the loop. A simple solution to this error, would be to quantify a specific number of iterations to print, perhaps doing this with the use of a for loop opposed to a while loop.</text:span></text:p>
      <text:p text:style-name="P3"><text:tab/><text:span text:style-name="T3">The other program that is being focused on in this lab is Weeee.java. This program produces a similar but very different error. In this program a function named weee is declared and called, and in this function the computer is instructed to both print to the console the string “Weeee!” and call the function weeee again. This produces a runtime error with the computer, because it does not produce the desired output. Due to the fact that this function is not recursive, and know when and when not to call itself, it produces overload after the method is called so many times.</text:span></text:p>
      <text:p text:style-name="P5">While this programs do not exactly produce the same error, they are similar in the sense that output is <text:soft-page-break/>continually printed in a sense that causes a runtime error. A runtime error is a certain type of error that occurs in computer programing, and is different from a compilation error in the sense that the program technically works. While it may not work correctly or damage information, as far as the computer understands it is a functional program. As was the case with Hooray.java, Weee.java also needs some quantifiable number of times to call its function in order to correctly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5:52:44.685907756</meta:creation-date>
    <dc:date>2015-01-21T15:35:31.744006838</dc:date>
    <meta:editing-duration>PT9M46S</meta:editing-duration>
    <meta:editing-cycles>2</meta:editing-cycles>
    <meta:generator>LibreOffice/4.2.7.2$Linux_X86_64 LibreOffice_project/420m0$Build-2</meta:generator>
    <meta:document-statistic meta:table-count="0" meta:image-count="0" meta:object-count="0" meta:page-count="3" meta:paragraph-count="15" meta:word-count="791" meta:character-count="4591" meta:non-whitespace-character-count="3811"/>
  </office:meta>
</office:document-meta>
</file>